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earch: (start with vision*, should always end in annotated presentation and report/paper)</text:p>
      <text:p text:style-name="Standard"/>
      <text:p text:style-name="Standard">Development: (start with vision*, analysis/design, produce source code &amp; config files, should always end in annotated presentation and report)</text:p>
      <text:list xml:id="list1339278978" text:style-name="L1">
        <text:list-item>
          <text:p text:style-name="P1">Downloads: (links to github or GoogleCode)</text:p>
        </text:list-item>
      </text:list>
      <text:p text:style-name="Standard"/>
      <text:p text:style-name="Standard">Monitoring: (think of this as a case history of what happened, links, and then my contributions)</text:p>
      <text:p text:style-name="Standard"/>
      <text:p text:style-name="Standard">Resume:</text:p>
      <text:list xml:id="list2178399894" text:style-name="L4">
        <text:list-item>
          <text:p text:style-name="P4">Download Resume;</text:p>
        </text:list-item>
      </text:list>
      <text:list xml:id="list626877624" text:style-name="L3">
        <text:list-item>
          <text:p text:style-name="P3">Papers;</text:p>
        </text:list-item>
        <text:list-item>
          <text:p text:style-name="P3">Reports;</text:p>
        </text:list-item>
        <text:list-item>
          <text:p text:style-name="P3">Abstracts;</text:p>
        </text:list-item>
        <text:list-item>
          <text:p text:style-name="P3">Talks;</text:p>
        </text:list-item>
      </text:list>
      <text:p text:style-name="Standard"/>
      <text:p text:style-name="Standard">Photos (link to Picasa albums):</text:p>
      <text:list xml:id="list510185896" text:style-name="L5">
        <text:list-item>
          <text:p text:style-name="P5">Volcanoes:</text:p>
        </text:list-item>
        <text:list-item>
          <text:p text:style-name="P5">Observatories:</text:p>
        </text:list-item>
        <text:list-item>
          <text:p text:style-name="P5">Scientists:</text:p>
        </text:list-item>
      </text:list>
      <text:p text:style-name="Standard"/>
      <text:p text:style-name="Standard">Links:</text:p>
      <text:list xml:id="list775526626" text:style-name="L6">
        <text:list-item>
          <text:p text:style-name="P6">VHP</text:p>
        </text:list-item>
        <text:list-item>
          <text:p text:style-name="P6">EHP</text:p>
        </text:list-item>
        <text:list-item>
          <text:p text:style-name="P6">CUSVO</text:p>
        </text:list-item>
        <text:list-item>
          <text:p text:style-name="P6">CVO</text:p>
        </text:list-item>
        <text:list-item>
          <text:p text:style-name="P6">HVO</text:p>
        </text:list-item>
        <text:list-item>
          <text:p text:style-name="P6">LVO</text:p>
        </text:list-item>
        <text:list-item>
          <text:p text:style-name="P6">YVO</text:p>
        </text:list-item>
        <text:list-item>
          <text:p text:style-name="P6">MVO</text:p>
        </text:list-item>
        <text:list-item>
          <text:p text:style-name="P6">Pages of people I've worked with</text:p>
        </text:list-item>
        <text:list-item>
          <text:p text:style-name="P6">Software (Antelope, Earthworm, VALVE, Winston, Swarm, Seisan, MATLAB, CPAN, JDK, github)</text:p>
        </text:list-item>
      </text:list>
      <text:list xml:id="list1090504355" text:style-name="L7">
        <text:list-item>
          <text:p text:style-name="P7">IRIS, ORFEUS</text:p>
          <text:p text:style-name="P7"/>
        </text:list-item>
      </text:list>
      <text:p text:style-name="Standard"/>
      <text:p text:style-name="Standard">Personal: Protect with htaccess/password.</text:p>
      <text:list xml:id="list2038230224" text:style-name="L2">
        <text:list-item>
          <text:p text:style-name="P2">Photos:</text:p>
        </text:list-item>
        <text:list-item>
          <text:p text:style-name="P2">Hobbies:</text:p>
        </text:list-item>
        <text:list-item>
          <text:p text:style-name="P2">Links: (Running Club North)</text:p>
        </text:list-item>
      </text:list>
      <text:p text:style-name="Standard"/>
      <text:p text:style-name="Standard">* for documents like these can link directly to GoogleDocs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lenn </meta:initial-creator>
    <meta:creation-date>2010-09-14T21:20:07</meta:creation-date>
    <dc:date>2010-09-14T23:18:00</dc:date>
    <dc:creator>glenn </dc:creator>
    <meta:editing-duration>PT00H10M23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1" meta:paragraph-count="31" meta:word-count="139" meta:character-count="821"/>
  </office:meta>
</office:document-meta>
</file>